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ff" draw:textarea-horizontal-align="left" draw:textarea-vertical-align="bottom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fill="solid" draw:fill-color="#ffffff" draw:textarea-horizontal-align="right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4" draw:layer="layout" svg:width="5cm" svg:height="1.5cm" draw:transform="rotate (1.5707963267946) translate (6cm 16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cm" svg:height="1.5cm" draw:transform="rotate (1.5707963267946) translate (7.5cm 16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9cm 16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5cm" svg:height="1.5cm" draw:transform="rotate (1.5707963267946) translate (15.5cm 16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23cm 16cm)">
          <text:p text:style-name="P1">Estad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cm" svg:height="1.5cm" draw:transform="rotate (1.5707963267946) translate (17cm 16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5cm" draw:transform="rotate (1.5707963267946) translate (18.5cm 16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20cm 16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5cm" svg:height="1.5cm" draw:transform="rotate (1.5707963267946) translate (21.5cm 16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5cm" svg:height="1.5cm" svg:x="10.5cm" svg:y="9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cm" svg:height="1.5cm" svg:x="10.5cm" svg:y="8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svg:x="10.5cm" svg:y="6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2" draw:text-style-name="P2" draw:id="id14" draw:layer="layout" svg:x1="15.5cm" svg:y1="10.25cm" svg:x2="23.75cm" svg:y2="11cm" draw:start-shape="id1" draw:start-glue-point="1" draw:end-shape="id2" draw:end-glue-point="0">
          <text:p/>
        </draw:connector>
        <draw:connector draw:style-name="gr3" draw:text-style-name="P2" draw:layer="layout" svg:x1="10.5cm" svg:y1="10.25cm" svg:x2="9.75cm" svg:y2="11cm" draw:start-shape="id1" draw:start-glue-point="3" draw:end-shape="id3" draw:end-glue-point="0">
          <text:p/>
        </draw:connector>
        <draw:connector draw:style-name="gr4" draw:text-style-name="P2" draw:layer="layout" svg:x1="10.5cm" svg:y1="10.25cm" svg:x2="6.75cm" svg:y2="11cm" draw:start-shape="id1" draw:start-glue-point="3" draw:end-shape="id4" draw:end-glue-point="0">
          <text:p/>
        </draw:connector>
        <draw:connector draw:style-name="gr3" draw:text-style-name="P2" draw:layer="layout" svg:x1="8.25cm" svg:y1="11cm" svg:x2="10.5cm" svg:y2="10.25cm" draw:start-shape="id5" draw:start-glue-point="0" draw:end-shape="id1" draw:end-glue-point="3">
          <text:p/>
        </draw:connector>
        <draw:connector draw:style-name="gr3" draw:text-style-name="P2" draw:layer="layout" svg:x1="10.5cm" svg:y1="8.75cm" svg:x2="9.75cm" svg:y2="11cm" draw:start-shape="id6" draw:start-glue-point="3" draw:end-shape="id3">
          <text:p/>
        </draw:connector>
        <draw:connector draw:style-name="gr3" draw:text-style-name="P2" draw:layer="layout" svg:x1="10.5cm" svg:y1="8.75cm" svg:x2="8.25cm" svg:y2="11cm" draw:start-shape="id6" draw:start-glue-point="3" draw:end-shape="id5" draw:end-glue-point="0">
          <text:p/>
        </draw:connector>
        <draw:connector draw:style-name="gr5" draw:text-style-name="P2" draw:id="id9" draw:layer="layout" svg:x1="15.5cm" svg:y1="7.25cm" svg:x2="16.25cm" svg:y2="11cm" draw:start-shape="id7" draw:start-glue-point="1" draw:end-shape="id8" draw:end-glue-point="0">
          <text:p/>
        </draw:connector>
        <draw:connector draw:style-name="gr5" draw:text-style-name="P2" draw:id="id11" draw:layer="layout" svg:x1="16.25cm" svg:y1="7.25cm" svg:x2="17.75cm" svg:y2="11cm" draw:start-shape="id9" draw:start-glue-point="0" draw:end-shape="id10" draw:end-glue-point="0">
          <text:p/>
        </draw:connector>
        <draw:connector draw:style-name="gr5" draw:text-style-name="P2" draw:layer="layout" svg:x1="17.75cm" svg:y1="7.25cm" svg:x2="20.75cm" svg:y2="11cm" draw:start-shape="id11" draw:start-glue-point="0" draw:end-shape="id12" draw:end-glue-point="0">
          <text:p/>
        </draw:connector>
        <draw:connector draw:style-name="gr5" draw:text-style-name="P2" draw:layer="layout" svg:x1="15.5cm" svg:y1="7.25cm" svg:x2="22.25cm" svg:y2="11cm" draw:start-shape="id7" draw:start-glue-point="1" draw:end-shape="id13" draw:end-glue-point="0">
          <text:p/>
        </draw:connector>
        <draw:connector draw:style-name="gr5" draw:text-style-name="P2" draw:layer="layout" svg:x1="15.5cm" svg:y1="7.25cm" svg:x2="23.75cm" svg:y2="10.25cm" draw:start-shape="id7" draw:start-glue-point="1" draw:end-shape="id14" draw:end-glue-point="0">
          <text:p/>
        </draw:connector>
        <draw:custom-shape draw:style-name="gr6" draw:text-style-name="P3" draw:layer="layout" svg:width="2.5cm" svg:height="5cm" svg:x="10.5cm" svg:y="11cm">
          <text:p text:style-name="P3">Procesos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4" draw:layer="layout" svg:width="2.5cm" svg:height="5cm" svg:x="13cm" svg:y="11cm">
          <text:p text:style-name="P4">Archivos</text:p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polygon draw:style-name="gr8" draw:text-style-name="P4" draw:layer="layout" svg:width="4.999cm" svg:height="4.999cm" svg:x="10.5cm" svg:y="11cm" svg:viewBox="0 0 5000 5000" draw:points="5000,0 2500,5000 0,0">
          <text:p text:style-name="P4">Aplicaciones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1T15:02:00</dc:date>
    <dc:language>es-AR</dc:language>
    <meta:editing-cycles>2</meta:editing-cycles>
    <meta:editing-duration>PT18M4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